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A000000A8B60F09DA268EA0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ce181e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6.614cm" svg:height="4.444cm" svg:x="1.1cm" svg:y="1.256cm">
          <draw:image xlink:href="Pictures/10000201000000FA000000A8B60F09DA268EA016.png" xlink:type="simple" xlink:show="embed" xlink:actuate="onLoad">
            <text:p/>
          </draw:image>
        </draw:frame>
        <draw:g>
          <draw:line draw:style-name="gr2" draw:text-style-name="P2" draw:layer="layout" svg:x1="2.5cm" svg:y1="3.3cm" svg:x2="6.2cm" svg:y2="3.3cm">
            <text:p/>
          </draw:line>
          <draw:path draw:style-name="gr2" draw:text-style-name="P2" draw:layer="layout" svg:width="8.644cm" svg:height="3.35cm" draw:transform="skewX (1.12852989433953) rotate (1.13306775039472) translate (2.49999999931622cm 3.29999984931681cm)" svg:viewBox="0 0 8645 3351" svg:d="M0 0c4718-1 8645 3351 8645 3351">
            <text:p/>
          </draw:path>
        </draw:g>
        <draw:g>
          <draw:line draw:style-name="gr2" draw:text-style-name="P2" draw:layer="layout" svg:x1="6.201cm" svg:y1="3.6cm" svg:x2="2.501cm" svg:y2="3.6cm">
            <text:p/>
          </draw:line>
          <draw:path draw:style-name="gr2" draw:text-style-name="P2" draw:layer="layout" svg:width="8.638cm" svg:height="3.35cm" draw:transform="skewX (1.12818082848913) rotate (-2.00852490319508) translate (6.20100000073584cm 3.60000015057196cm)" svg:viewBox="0 0 8639 3351" svg:d="M0 0c4718-1 8639 3351 8639 335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20:45:51.317705866</meta:creation-date>
    <dc:date>2019-08-06T21:06:58.923006634</dc:date>
    <meta:editing-duration>PT7M51S</meta:editing-duration>
    <meta:editing-cycles>2</meta:editing-cycles>
    <meta:generator>LibreOffice/6.0.7.3$Linux_X86_64 LibreOffice_project/00m0$Build-3</meta:generator>
    <meta:document-statistic meta:object-count="7"/>
  </office:meta>
</office:document-meta>
</file>